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Grande" svg:font-family="'Lucida Grande', 'Lucida Sans Unicode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style:font-name="Calibri" officeooo:rsid="0012d7cd" officeooo:paragraph-rsid="0012d7cd"/>
    </style:style>
    <style:style style:name="P2" style:family="paragraph" style:parent-style-name="Standard">
      <style:text-properties officeooo:rsid="0012d7c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2d7cd" officeooo:paragraph-rsid="0012d7c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2d7cd" officeooo:paragraph-rsid="0012d7c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normal" officeooo:rsid="0012d7cd" officeooo:paragraph-rsid="0012d7cd" style:font-weight-asian="normal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2d7cd" style:font-size-asian="12pt" style:font-size-complex="12pt"/>
    </style:style>
    <style:style style:name="P7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51809" officeooo:paragraph-rsid="0015180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5e366" officeooo:paragraph-rsid="0015e36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12d7c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.046cm" style:contextual-spacing="false" fo:line-height="100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12d7cd" style:font-size-asian="12pt" style:font-weight-asian="bold" style:font-size-complex="12pt" style:font-weight-complex="bold"/>
    </style:style>
    <style:style style:name="T1" style:family="text">
      <style:text-properties officeooo:rsid="0012d7cd"/>
    </style:style>
    <style:style style:name="T2" style:family="text">
      <style:text-properties officeooo:rsid="0012d7c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8b7d"/>
    </style:style>
    <style:style style:name="T5" style:family="text">
      <style:text-properties officeooo:rsid="00151809"/>
    </style:style>
    <style:style style:name="T6" style:family="text">
      <style:text-properties officeooo:rsid="0015e366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Busca información sobre el lenguaje de marcas XML, incluyendo:</text:p>
      <text:p text:style-name="P3"/>
      <text:p text:style-name="P3">- Breve historia de su desarrollo:</text:p>
      <text:p text:style-name="P3"/>
      <text:p text:style-name="P4">El XML proviene de un lenguaje que inventó IBM durante los años 70, surgió por la necesidad que tenían de almacenar grandes cantidades de información de diversos temas.</text:p>
      <text:p text:style-name="P4"/>
      <text:p text:style-name="P3">- Versiones</text:p>
      <text:p text:style-name="P3"/>
      <text:p text:style-name="P5">Actualmente coexisten las siguientes versiones: </text:p>
      <text:p text:style-name="P6"><text:span text:style-name="T2">XML 1.0 (Fith Edition), W3C Recommendation 26 November 2008</text:span></text:p>
      <text:p text:style-name="P6">XML 1.1 (Second Edition), W3C Recommendation 16 August 2006</text:p>
      <text:p text:style-name="P6"/>
      <text:p text:style-name="P9">- <text:span text:style-name="T1">Especificacione</text:span><text:span text:style-name="T5">s</text:span></text:p>
      <text:p text:style-name="P10"/>
      <text:p text:style-name="P7">Desde la salida de XML 1.0 se han desarrollado una serie de especificaciones a partir de la base de XML. A estas especificaciones ya se les considera parte del entorno XML. Unos ejemplos son:</text:p>
      <text:p text:style-name="P7">- XSL, que <text:s/>es una familia de lenguajes usados para transformar y renderizar documentos <text:span text:style-name="T6">XML.</text:span></text:p>
      <text:p text:style-name="P8">- XSLT que pasa documentos XML a otros lenguajes como puede ser HTML.</text:p>
      <text:p text:style-name="P8">- Xquery que proporciona metodos para acceder y manipular archivos XML. Esta normalmente se usa para bases de datos con XML.</text:p>
      <text:p text:style-name="P8"><text:s/>-XML Signature define la sintaxis y procesa las normas para crear una firma digital en contenido <text:s text:c="4"/>XML.</text:p>
      <text:p text:style-name="P8">- XML Encryption también define la sintaxis y procesa las normas para encriptar contenido en XML.</text:p>
      <text:p text:style-name="P8"/>
      <text:p text:style-name="P4"><text:span text:style-name="T3">- Aplicaciones</text:span></text:p>
      <text:p text:style-name="P4"><text:span text:style-name="T3"/></text:p>
      <text:p text:style-name="P4">Los archivos XML tienes diferentes aplicaciones muy diversas, unos ejemplos son: la definición de archivos de configuración, protocolos de comunicación <text:span text:style-name="T4">y XML también se puede utilizar para guardar datos de forma estandarizada que luego pueden ser tratados con lenguajes diferentes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Grande" svg:font-family="'Lucida Grande', 'Lucida Sans Unicode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Calibri" officeooo:rsid="0012d7cd" officeooo:paragraph-rsid="0012d7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nguaje XML<text:tab/><text:tab/>Iglesias Nieto, Rodrig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20:40:04.864000000</meta:creation-date>
    <dc:date>2022-09-13T21:25:48.949000000</dc:date>
    <meta:editing-duration>PT11M52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7" meta:word-count="233" meta:character-count="1470" meta:non-whitespace-character-count="1246"/>
  </office:meta>
</office:document-meta>
</file>